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dddddd" draw:auto-grow-height="true" draw:auto-grow-width="false" fo:max-height="0cm" fo:min-height="0.712cm" draw:shadow="hidden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95cm" fo:min-width="5.3cm"/>
    </style:style>
    <style:style style:name="gr3" style:family="graphic" style:parent-style-name="standard">
      <style:graphic-properties draw:stroke="none" svg:stroke-color="#000000" draw:fill="none" draw:fill-color="#ffcc00" draw:auto-grow-height="true" draw:auto-grow-width="false" fo:max-height="0cm" fo:min-height="0.95cm"/>
    </style:style>
    <style:style style:name="gr4" style:family="graphic" style:parent-style-name="standard">
      <style:graphic-properties draw:stroke="none" svg:stroke-color="#000000" draw:fill="solid" draw:fill-color="#dddddd" draw:auto-grow-height="true" draw:auto-grow-width="false" fo:max-height="0cm" fo:min-height="0.75cm" draw:shadow="hidden"/>
    </style:style>
    <style:style style:name="gr5" style:family="graphic" style:parent-style-name="standard">
      <style:graphic-properties draw:stroke="none" svg:stroke-color="#000000" draw:fill="solid" draw:fill-color="#dddddd" draw:auto-grow-height="true" draw:auto-grow-width="false" fo:max-height="0cm" fo:min-height="0.749cm" draw:shadow="hidden"/>
    </style:style>
    <style:style style:name="gr6" style:family="graphic" style:parent-style-name="standard">
      <style:graphic-properties draw:stroke="none" svg:stroke-color="#000000" draw:fill="solid" draw:fill-color="#dddddd" draw:auto-grow-height="true" draw:auto-grow-width="false" fo:max-height="0cm" fo:min-height="0.55cm" draw:shadow="hidden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2.35cm" fo:min-width="5.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cc00" draw:auto-grow-height="true" draw:auto-grow-width="false" fo:max-height="0cm" fo:min-height="4.35cm"/>
    </style:style>
    <style:style style:name="gr10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loext:graphic-properties draw:fill="solid" draw:fill-color="#dddddd"/>
    </style:style>
    <style:style style:name="P2" style:family="paragraph">
      <style:paragraph-properties fo:text-align="center"/>
    </style:style>
    <style:style style:name="P3" style:family="paragraph">
      <loext:graphic-properties draw:fill-color="#99ff66"/>
      <style:paragraph-properties fo:text-align="center"/>
    </style:style>
    <style:style style:name="P4" style:family="paragraph">
      <style:text-properties fo:background-color="#ffff99"/>
    </style:style>
    <style:style style:name="P5" style:family="paragraph">
      <loext:graphic-properties draw:fill="none" draw:fill-color="#ffcc00"/>
      <style:text-properties fo:background-color="#ffff99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background-color="#ffff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8.2cm" svg:height="0.962cm" svg:x="2cm" svg:y="2.2cm">
          <draw:text-box>
            <text:p>Ins nome cognome</text:p>
          </draw:text-box>
        </draw:frame>
        <draw:custom-shape draw:style-name="gr2" draw:text-style-name="P3" draw:layer="layout" svg:width="5.8cm" svg:height="1.2cm" svg:x="12.4cm" svg:y="2.2cm">
          <text:p text:style-name="P2">Scrivi messaggio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9cm" svg:height="1.2cm" svg:x="2cm" svg:y="4.2cm">
          <draw:text-box>
            <text:p text:style-name="P4"><text:span text:style-name="T1">Oggi e’ 31/01/2019 ciao Luca guerrini buona giornata</text:span></text:p>
          </draw:text-box>
        </draw:frame>
        <draw:frame draw:style-name="gr4" draw:text-style-name="P1" draw:layer="layout" svg:width="5.8cm" svg:height="1cm" svg:x="1.6cm" svg:y="6.7cm">
          <draw:text-box>
            <text:p>nome1</text:p>
          </draw:text-box>
        </draw:frame>
        <draw:frame draw:style-name="gr5" draw:text-style-name="P1" draw:layer="layout" svg:width="5.2cm" svg:height="0.999cm" svg:x="9cm" svg:y="6.801cm">
          <draw:text-box>
            <text:p>nome2</text:p>
          </draw:text-box>
        </draw:frame>
        <draw:frame draw:style-name="gr6" draw:text-style-name="P1" draw:layer="layout" svg:width="5.2cm" svg:height="0.962cm" svg:x="15.4cm" svg:y="6.7cm">
          <draw:text-box>
            <text:p>nome3</text:p>
          </draw:text-box>
        </draw:frame>
        <draw:custom-shape draw:style-name="gr7" draw:text-style-name="P3" draw:layer="layout" svg:width="5.8cm" svg:height="2.6cm" svg:x="20.8cm" svg:y="6.3cm">
          <text:p text:style-name="P2">Sposta nomi verso</text:p>
          <text:p text:style-name="P2"><text:s/>destra e inizio</text:p>
          <text:p text:style-name="P2"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.4cm" svg:y1="5.6cm" svg:x2="27.2cm" svg:y2="5.4cm">
          <text:p/>
        </draw:line>
        <draw:line draw:style-name="gr8" draw:text-style-name="P6" draw:layer="layout" svg:x1="1.4cm" svg:y1="10.1cm" svg:x2="27.2cm" svg:y2="9.9cm">
          <text:p/>
        </draw:line>
        <draw:frame draw:style-name="gr4" draw:text-style-name="P1" draw:layer="layout" svg:width="10.2cm" svg:height="1cm" svg:x="1.4cm" svg:y="11.2cm">
          <draw:text-box>
            <text:p>Articolo acquistato</text:p>
          </draw:text-box>
        </draw:frame>
        <draw:frame draw:style-name="gr5" draw:text-style-name="P1" draw:layer="layout" svg:width="5.2cm" svg:height="0.999cm" svg:x="12.3cm" svg:y="11.201cm">
          <draw:text-box>
            <text:p>costo</text:p>
          </draw:text-box>
        </draw:frame>
        <draw:custom-shape draw:style-name="gr2" draw:text-style-name="P3" draw:layer="layout" svg:width="5.8cm" svg:height="1.2cm" svg:x="18.6cm" svg:y="11.2cm">
          <text:p text:style-name="P2">Aggiungi 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8.6cm" svg:height="4.6cm" svg:x="1.4cm" svg:y="13.2cm">
          <draw:text-box>
            <text:p text:style-name="P4"><text:span text:style-name="T1">vite – 20</text:span><text:span text:style-name="T1"><text:line-break/></text:span><text:span text:style-name="T1">martello – 33</text:span><text:span text:style-name="T1"><text:line-break/></text:span><text:span text:style-name="T1">trapano - 44</text:span></text:p>
          </draw:text-box>
        </draw:frame>
        <draw:frame draw:style-name="gr9" draw:text-style-name="P5" draw:layer="layout" svg:width="8.6cm" svg:height="5.939cm" svg:x="1.4cm" svg:y="13.2cm">
          <draw:text-box>
            <text:p text:style-name="P4"><text:span text:style-name="T1">vite – 11</text:span><text:span text:style-name="T1"><text:line-break/></text:span><text:span text:style-name="T1">martello – 22</text:span><text:span text:style-name="T1"><text:line-break/></text:span><text:span text:style-name="T1">trapano – 33</text:span><text:span text:style-name="T1"><text:line-break/></text:span><text:span text:style-name="T1">----------------</text:span><text:span text:style-name="T1"><text:line-break/></text:span><text:span text:style-name="T1">Totale – 66</text:span><text:span text:style-name="T1"><text:line-break/></text:span><text:span text:style-name="T1">Media – 22</text:span><text:span text:style-name="T1"><text:line-break/></text:span><text:span text:style-name="T1">Min – 11</text:span></text:p>
            <text:p text:style-name="P4"><text:span text:style-name="T1">Max - 33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08:10:44.606595391</meta:creation-date>
    <dc:date>2019-01-31T08:26:49.025252538</dc:date>
    <meta:editing-duration>PT3M53S</meta:editing-duration>
    <meta:editing-cycles>1</meta:editing-cycles>
    <meta:document-statistic meta:object-count="37"/>
    <meta:generator>LibreOffice/5.2.7.2$Linux_X86_64 LibreOffice_project/20m0$Build-2</meta:generator>
  </office:meta>
</office:document-meta>
</file>